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374in"/>
    </style:style>
    <style:style style:name="co2" style:family="table-column">
      <style:table-column-properties fo:break-before="auto" style:column-width="1.5874in"/>
    </style:style>
    <style:style style:name="co3" style:family="table-column">
      <style:table-column-properties fo:break-before="auto" style:column-width="1.6965in"/>
    </style:style>
    <style:style style:name="co4" style:family="table-column">
      <style:table-column-properties fo:break-before="auto" style:column-width="1.7634in"/>
    </style:style>
    <style:style style:name="co5" style:family="table-column">
      <style:table-column-properties fo:break-before="auto" style:column-width="1.7882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1.7465in"/>
    </style:style>
    <style:style style:name="co8" style:family="table-column">
      <style:table-column-properties fo:break-before="auto" style:column-width="1.6043in"/>
    </style:style>
    <style:style style:name="co9" style:family="table-column">
      <style:table-column-properties fo:break-before="auto" style:column-width="1.66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30"/>
    <style:style style:name="ce2" style:family="table-cell" style:parent-style-name="Default" style:data-style-name="N13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Xpeng</text:p>
          </table:table-cell>
          <table:table-cell table:style-name="Default" office:value-type="float" office:value="2024" calcext:value-type="float">
            <text:p>2024</text:p>
          </table:table-cell>
          <table:table-cell table:style-name="Default"/>
          <table:table-cell table:style-name="Default" office:value-type="float" office:value="2023" calcext:value-type="float">
            <text:p>2023</text:p>
          </table:table-cell>
          <table:table-cell table:style-name="Default"/>
          <table:table-cell table:style-name="ce6" office:value-type="float" office:value="2022" calcext:value-type="float">
            <text:p>2022</text:p>
          </table:table-cell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Default"/>
        </table:table-row>
        <table:table-row table:style-name="ro1">
          <table:table-cell table:style-name="ce3" office:value-type="float" office:value="0.12497" calcext:value-type="float">
            <text:p>0.12497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otal assets:</text:p>
          </table:table-cell>
          <table:table-cell office:value-type="currency" office:currency="CNY" office:value="82706105000" calcext:value-type="currency">
            <text:p>￥82,706,105,000.00</text:p>
          </table:table-cell>
          <table:table-cell table:formula="of:=[.B3] * [.$A$2]" office:value-type="currency" office:currency="EUR" office:value="10335781941.85" calcext:value-type="currency">
            <text:p>10,335,781,941.85 EUR</text:p>
          </table:table-cell>
          <table:table-cell office:value-type="currency" office:currency="CNY" office:value="84162541000" calcext:value-type="currency">
            <text:p>￥84,162,541,000.00</text:p>
          </table:table-cell>
          <table:table-cell table:formula="of:=[.D3]*[.$A$2]" office:value-type="currency" office:currency="EUR" office:value="10517792748.77" calcext:value-type="currency">
            <text:p>10,517,792,748.77 EUR</text:p>
          </table:table-cell>
          <table:table-cell office:value-type="currency" office:currency="CNY" office:value="71491006000" calcext:value-type="currency">
            <text:p>￥71,491,006,000.00</text:p>
          </table:table-cell>
          <table:table-cell table:formula="of:=[.F3] * [.$A$2]" office:value-type="currency" office:currency="EUR" office:value="8934231019.82" calcext:value-type="currency">
            <text:p>8,934,231,019.82 EUR</text:p>
          </table:table-cell>
          <table:table-cell office:value-type="currency" office:currency="CNY" office:value="65651302000" calcext:value-type="currency">
            <text:p>￥65,651,302,000.00</text:p>
          </table:table-cell>
          <table:table-cell table:formula="of:=[.H3] * [.$A$2]" office:value-type="currency" office:currency="EUR" office:value="8204443210.94" calcext:value-type="currency">
            <text:p>8,204,443,210.94 EUR</text:p>
          </table:table-cell>
        </table:table-row>
        <table:table-row table:style-name="ro1">
          <table:table-cell office:value-type="string" calcext:value-type="string">
            <text:p>Total shareholders eq</text:p>
          </table:table-cell>
          <table:table-cell office:value-type="currency" office:currency="CNY" office:value="31274788000" calcext:value-type="currency">
            <text:p>￥31,274,788,000.00</text:p>
          </table:table-cell>
          <table:table-cell table:formula="of:=[.B4] * [.$A$2]" office:value-type="currency" office:currency="EUR" office:value="3908410256.36" calcext:value-type="currency">
            <text:p>3,908,410,256.36 EUR</text:p>
          </table:table-cell>
          <table:table-cell office:value-type="currency" office:currency="CNY" office:value="36328527000" calcext:value-type="currency">
            <text:p>￥36,328,527,000.00</text:p>
          </table:table-cell>
          <table:table-cell table:formula="of:=[.D4]*[.$A$2]" office:value-type="currency" office:currency="EUR" office:value="4539976019.19" calcext:value-type="currency">
            <text:p>4,539,976,019.19 EUR</text:p>
          </table:table-cell>
          <table:table-cell office:value-type="currency" office:currency="CNY" office:value="36910665000" calcext:value-type="currency">
            <text:p>￥36,910,665,000.00</text:p>
          </table:table-cell>
          <table:table-cell table:formula="of:=[.F4] * [.$A$2]" office:value-type="currency" office:currency="EUR" office:value="4612725805.05" calcext:value-type="currency">
            <text:p>4,612,725,805.05 EUR</text:p>
          </table:table-cell>
          <table:table-cell office:value-type="currency" office:currency="CNY" office:value="42146578000" calcext:value-type="currency">
            <text:p>￥42,146,578,000.00</text:p>
          </table:table-cell>
          <table:table-cell table:formula="of:=[.H4] * [.$A$2]" office:value-type="currency" office:currency="EUR" office:value="5267057852.66" calcext:value-type="currency">
            <text:p>5,267,057,852.66 EUR</text:p>
          </table:table-cell>
        </table:table-row>
        <table:table-row table:style-name="ro1">
          <table:table-cell office:value-type="string" calcext:value-type="string">
            <text:p>Net income /Net loss</text:p>
          </table:table-cell>
          <table:table-cell office:value-type="currency" office:currency="CNY" office:value="-5790264000" calcext:value-type="currency">
            <text:p>-￥5,790,264,000.00</text:p>
          </table:table-cell>
          <table:table-cell table:formula="of:=[.B5] * [.$A$2]" office:value-type="currency" office:currency="EUR" office:value="-723609292.08" calcext:value-type="currency">
            <text:p>-723,609,292.08 EUR</text:p>
          </table:table-cell>
          <table:table-cell office:value-type="currency" office:currency="CNY" office:value="-10375775000" calcext:value-type="currency">
            <text:p>-￥10,375,775,000.00</text:p>
          </table:table-cell>
          <table:table-cell table:formula="of:=[.D5]*[.$A$2]" office:value-type="currency" office:currency="EUR" office:value="-1296660601.75" calcext:value-type="currency">
            <text:p>-1,296,660,601.75 EUR</text:p>
          </table:table-cell>
          <table:table-cell office:value-type="currency" office:currency="CNY" office:value="-9138972000" calcext:value-type="currency">
            <text:p>-￥9,138,972,000.00</text:p>
          </table:table-cell>
          <table:table-cell table:formula="of:=[.F5] * [.$A$2]" office:value-type="currency" office:currency="EUR" office:value="-1142097330.84" calcext:value-type="currency">
            <text:p>-1,142,097,330.84 EUR</text:p>
          </table:table-cell>
          <table:table-cell office:value-type="currency" office:currency="CNY" office:value="-4863096000" calcext:value-type="currency">
            <text:p>-￥4,863,096,000.00</text:p>
          </table:table-cell>
          <table:table-cell table:formula="of:=[.H5] * [.$A$2]" office:value-type="currency" office:currency="EUR" office:value="-607741107.12" calcext:value-type="currency">
            <text:p>-607,741,107.12 EUR</text:p>
          </table:table-cell>
        </table:table-row>
        <table:table-row table:style-name="ro1">
          <table:table-cell office:value-type="string" calcext:value-type="string">
            <text:p>Total revenues</text:p>
          </table:table-cell>
          <table:table-cell office:value-type="currency" office:currency="CNY" office:value="40866309000" calcext:value-type="currency">
            <text:p>￥40,866,309,000.00</text:p>
          </table:table-cell>
          <table:table-cell table:formula="of:=[.B6] * [.$A$2]" office:value-type="currency" office:currency="EUR" office:value="5107062635.73" calcext:value-type="currency">
            <text:p>5,107,062,635.73 EUR</text:p>
          </table:table-cell>
          <table:table-cell office:value-type="currency" office:currency="CNY" office:value="30676067000" calcext:value-type="currency">
            <text:p>￥30,676,067,000.00</text:p>
          </table:table-cell>
          <table:table-cell table:formula="of:=[.D6]*[.$A$2]" office:value-type="currency" office:currency="EUR" office:value="3833588092.99" calcext:value-type="currency">
            <text:p>3,833,588,092.99 EUR</text:p>
          </table:table-cell>
          <table:table-cell office:value-type="currency" office:currency="CNY" office:value="26855119000" calcext:value-type="currency">
            <text:p>￥26,855,119,000.00</text:p>
          </table:table-cell>
          <table:table-cell table:formula="of:=[.F6] * [.$A$2]" office:value-type="currency" office:currency="EUR" office:value="3356084221.43" calcext:value-type="currency">
            <text:p>3,356,084,221.43 EUR</text:p>
          </table:table-cell>
          <table:table-cell office:value-type="currency" office:currency="CNY" office:value="20988131000" calcext:value-type="currency">
            <text:p>￥20,988,131,000.00</text:p>
          </table:table-cell>
          <table:table-cell table:formula="of:=[.H6] * [.$A$2]" office:value-type="currency" office:currency="EUR" office:value="2622886731.07" calcext:value-type="currency">
            <text:p>2,622,886,731.07 EUR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Li Auto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otal assets:</text:p>
          </table:table-cell>
          <table:table-cell office:value-type="currency" office:currency="CNY" office:value="162349079" calcext:value-type="currency">
            <text:p>￥162,349,079.00</text:p>
          </table:table-cell>
          <table:table-cell table:formula="of:=[.B10] * [.$A$2]" office:value-type="currency" office:currency="EUR" office:value="20288764.40263" calcext:value-type="currency">
            <text:p>20,288,764.40 EUR</text:p>
          </table:table-cell>
          <table:table-cell office:value-type="currency" office:currency="CNY" office:value="143467471" calcext:value-type="currency">
            <text:p>￥143,467,471.00</text:p>
          </table:table-cell>
          <table:table-cell table:formula="of:=[.D10] * [.$A$2]" office:value-type="currency" office:currency="EUR" office:value="17929129.85087" calcext:value-type="currency">
            <text:p>17,929,129.85 EUR</text:p>
          </table:table-cell>
          <table:table-cell office:value-type="currency" office:currency="CNY" office:value="86537951" calcext:value-type="currency">
            <text:p>￥86,537,951.00</text:p>
          </table:table-cell>
          <table:table-cell table:formula="of:=[.F10] * [.$A$2]" office:value-type="currency" office:currency="EUR" office:value="10814647.73647" calcext:value-type="currency">
            <text:p>10,814,647.74 EUR</text:p>
          </table:table-cell>
          <table:table-cell office:value-type="currency" office:currency="CNY" office:value="61848913" calcext:value-type="currency">
            <text:p>￥61,848,913.00</text:p>
          </table:table-cell>
          <table:table-cell table:formula="of:=[.H10] * [.$A$2]" office:value-type="currency" office:currency="EUR" office:value="7729258.65761" calcext:value-type="currency">
            <text:p>7,729,258.66 EUR</text:p>
          </table:table-cell>
        </table:table-row>
        <table:table-row table:style-name="ro2">
          <table:table-cell office:value-type="string" calcext:value-type="string">
            <text:p>Total shareholders eq</text:p>
          </table:table-cell>
          <table:table-cell office:value-type="currency" office:currency="CNY" office:value="71320382" calcext:value-type="currency">
            <text:p>￥71,320,382.00</text:p>
          </table:table-cell>
          <table:table-cell table:formula="of:=[.B11] * [.$A$2]" office:value-type="currency" office:currency="EUR" office:value="8912908.13854" calcext:value-type="currency">
            <text:p>8,912,908.14 EUR</text:p>
          </table:table-cell>
          <table:table-cell office:value-type="currency" office:currency="CNY" office:value="60575222" calcext:value-type="currency">
            <text:p>￥60,575,222.00</text:p>
          </table:table-cell>
          <table:table-cell table:formula="of:=[.D11] * [.$A$2]" office:value-type="currency" office:currency="EUR" office:value="7570085.49334" calcext:value-type="currency">
            <text:p>7,570,085.49 EUR</text:p>
          </table:table-cell>
          <table:table-cell office:value-type="currency" office:currency="CNY" office:value="45186307" calcext:value-type="currency">
            <text:p>￥45,186,307.00</text:p>
          </table:table-cell>
          <table:table-cell table:formula="of:=[.F11] * [.$A$2]" office:value-type="currency" office:currency="EUR" office:value="5646932.78579" calcext:value-type="currency">
            <text:p>5,646,932.79 EUR</text:p>
          </table:table-cell>
          <table:table-cell office:value-type="currency" office:currency="CNY" office:value="41064302" calcext:value-type="currency">
            <text:p>￥41,064,302.00</text:p>
          </table:table-cell>
          <table:table-cell table:formula="of:=[.H11] * [.$A$2]" office:value-type="currency" office:currency="EUR" office:value="5131805.82094" calcext:value-type="currency">
            <text:p>5,131,805.82 EUR</text:p>
          </table:table-cell>
        </table:table-row>
        <table:table-row table:style-name="ro2">
          <table:table-cell office:value-type="string" calcext:value-type="string">
            <text:p>Net income /Net loss</text:p>
          </table:table-cell>
          <table:table-cell office:value-type="currency" office:currency="CNY" office:value="8045250" calcext:value-type="currency">
            <text:p>￥8,045,250.00</text:p>
          </table:table-cell>
          <table:table-cell table:formula="of:=[.B12] * [.$A$2]" office:value-type="currency" office:currency="EUR" office:value="1005414.8925" calcext:value-type="currency">
            <text:p>1,005,414.89 EUR</text:p>
          </table:table-cell>
          <table:table-cell office:value-type="currency" office:currency="CNY" office:value="11809125" calcext:value-type="currency">
            <text:p>￥11,809,125.00</text:p>
          </table:table-cell>
          <table:table-cell table:formula="of:=[.D12] * [.$A$2]" office:value-type="currency" office:currency="EUR" office:value="1475786.35125" calcext:value-type="currency">
            <text:p>1,475,786.35 EUR</text:p>
          </table:table-cell>
          <table:table-cell office:value-type="currency" office:currency="CNY" office:value="-2032348" calcext:value-type="currency">
            <text:p>-￥2,032,348.00</text:p>
          </table:table-cell>
          <table:table-cell table:formula="of:=[.F12] * [.$A$2]" office:value-type="currency" office:currency="EUR" office:value="-253982.52956" calcext:value-type="currency">
            <text:p>-253,982.53 EUR</text:p>
          </table:table-cell>
          <table:table-cell office:value-type="currency" office:currency="CNY" office:value="-321455" calcext:value-type="currency">
            <text:p>-￥321,455.00</text:p>
          </table:table-cell>
          <table:table-cell table:formula="of:=[.H12] * [.$A$2]" office:value-type="currency" office:currency="EUR" office:value="-40172.23135" calcext:value-type="currency">
            <text:p>-40,172.23 EUR</text:p>
          </table:table-cell>
        </table:table-row>
        <table:table-row table:style-name="ro2">
          <table:table-cell office:value-type="string" calcext:value-type="string">
            <text:p>Total revenues</text:p>
          </table:table-cell>
          <table:table-cell office:value-type="currency" office:currency="CNY" office:value="144459946" calcext:value-type="currency">
            <text:p>￥144,459,946.00</text:p>
          </table:table-cell>
          <table:table-cell table:formula="of:=[.B13] * [.$A$2]" office:value-type="currency" office:currency="EUR" office:value="18053159.45162" calcext:value-type="currency">
            <text:p>18,053,159.45 EUR</text:p>
          </table:table-cell>
          <table:table-cell office:value-type="currency" office:currency="CNY" office:value="123851332" calcext:value-type="currency">
            <text:p>￥123,851,332.00</text:p>
          </table:table-cell>
          <table:table-cell table:formula="of:=[.D13] * [.$A$2]" office:value-type="currency" office:currency="EUR" office:value="15477700.96004" calcext:value-type="currency">
            <text:p>15,477,700.96 EUR</text:p>
          </table:table-cell>
          <table:table-cell office:value-type="currency" office:currency="CNY" office:value="45286816" calcext:value-type="currency">
            <text:p>￥45,286,816.00</text:p>
          </table:table-cell>
          <table:table-cell table:formula="of:=[.F13] * [.$A$2]" office:value-type="currency" office:currency="EUR" office:value="5659493.39552" calcext:value-type="currency">
            <text:p>5,659,493.40 EUR</text:p>
          </table:table-cell>
          <table:table-cell office:value-type="currency" office:currency="CNY" office:value="27009779" calcext:value-type="currency">
            <text:p>￥27,009,779.00</text:p>
          </table:table-cell>
          <table:table-cell table:formula="of:=[.H13] * [.$A$2]" office:value-type="currency" office:currency="EUR" office:value="3375412.08163" calcext:value-type="currency">
            <text:p>3,375,412.08 EUR</text:p>
          </table:table-cell>
        </table:table-row>
      </table:table>
      <table:named-expressions>
        <table:named-range table:name="WEBSERVICE" table:base-cell-address="$Sheet1.$F$1" table:cell-range-address="$Sheet1.$F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>CNY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NY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3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12:55:35.713338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8:57:34.455950961</meta:creation-date>
    <dc:date>2026-03-10T13:05:00.660184528</dc:date>
    <meta:editing-duration>PT50M57S</meta:editing-duration>
    <meta:editing-cycles>10</meta:editing-cycles>
    <meta:generator>LibreOffice/24.2.7.2$Linux_X86_64 LibreOffice_project/420$Build-2</meta:generator>
    <meta:document-statistic meta:table-count="1" meta:cell-count="79" meta:object-count="0"/>
  </office:meta>
</office:document-meta>
</file>